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83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127622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b85c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81370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fo:background-color="#813709" fo:border="0.06pt solid #000000"/>
    </style:style>
    <style:style style:name="ce54" style:family="table-cell" style:parent-style-name="Default">
      <style:table-cell-properties style:glyph-orientation-vertical="auto" fo:background-color="#3465a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ffffff" fo:border="0.74pt solid #000000"/>
    </style:style>
    <style:style style:name="ce6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74pt solid #000000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number-columns-repeated="121" table:default-cell-style-name="ce75"/>
        <table:table-row table:style-name="ro1">
          <table:table-cell table:style-name="ce1" office:value-type="string" calcext:value-type="string" table:number-columns-spanned="6" table:number-rows-spanned="1">
            <text:p>Games database [last update: Octo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Bayonetta</text:p>
          </table:table-cell>
          <table:table-cell table:style-name="ce2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Zen Chess: 1 Move</text:p>
          </table:table-cell>
          <table:table-cell table:style-name="ce46"/>
          <table:table-cell table:style-name="ce56" office:value-type="string" calcext:value-type="string">
            <text:p>platinum [ok]</text:p>
          </table:table-cell>
          <table:table-cell table:number-columns-repeated="2" table:style-name="ce76" office:value-type="string" calcext:value-type="string">
            <text:p><text:s/>[not scheduled]</text:p>
          </table:table-cell>
          <table:table-cell table:style-name="ce83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Elden Ring</text:p>
          </table:table-cell>
          <table:table-cell table:style-name="ce54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Cuphead [no DLC]</text:p>
          </table:table-cell>
          <table:table-cell table:style-name="ce49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Pokemon Arceus</text:p>
          </table:table-cell>
          <table:table-cell table:style-name="ce50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3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Devil May Cry 1</text:p>
          </table:table-cell>
          <table:table-cell table:style-name="ce53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31" office:value-type="string" calcext:value-type="string">
            <text:p>Wo Long DEMO</text:p>
          </table:table-cell>
          <table:table-cell table:style-name="ce60" office:value-type="string" calcext:value-type="string">
            <text:p><text:s/>- demo completed -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Blaz Blue Tag Fight</text:p>
          </table:table-cell>
          <table:table-cell table:style-name="ce62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Sekiro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Metal Gear Solid 5 GZ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83"/>
          <table:table-cell table:number-columns-repeated="122"/>
        </table:table-row>
        <table:table-row table:style-name="ro1">
          <table:table-cell table:number-columns-repeated="2"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5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5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5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5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7T17:40:54.505390832</dc:date>
    <meta:creation-date>2022-06-07T15:38:33Z</meta:creation-date>
    <meta:editing-cycles>167</meta:editing-cycles>
    <meta:editing-duration>PT2H20M41S</meta:editing-duration>
    <meta:generator>LibreOffice/7.3.5.2$Linux_X86_64 LibreOffice_project/30$Build-2</meta:generator>
    <meta:document-statistic meta:table-count="1" meta:cell-count="122" meta:object-count="0"/>
  </office:meta>
</office:document-meta>
</file>